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ab4ad" draw:fill-color="#fab4ad" draw:textarea-horizontal-align="justify" draw:textarea-vertical-align="middle" draw:auto-grow-height="false" fo:min-height="0.512cm" fo:min-width="1.532cm"/>
    </style:style>
    <style:style style:name="gr2" style:family="graphic" style:parent-style-name="standard">
      <style:graphic-properties svg:stroke-color="#000000" draw:fill-color="#a32c2c" draw:textarea-horizontal-align="justify" draw:textarea-vertical-align="middle" draw:auto-grow-height="false" fo:min-height="0.379cm" fo:min-width="1.20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79cm" fo:min-width="1.207cm"/>
    </style:style>
    <style:style style:name="gr4" style:family="graphic" style:parent-style-name="standard">
      <style:graphic-properties svg:stroke-color="#000000" draw:fill-color="#66ff66" draw:textarea-horizontal-align="justify" draw:textarea-vertical-align="middle" draw:auto-grow-height="false" fo:min-height="0.379cm" fo:min-width="1.207cm"/>
    </style:style>
    <style:style style:name="gr5" style:family="graphic" style:parent-style-name="standard">
      <style:graphic-properties svg:stroke-color="#000000" draw:fill-color="#e4d7bc" draw:textarea-horizontal-align="justify" draw:textarea-vertical-align="middle" draw:auto-grow-height="false" fo:min-height="0.639cm" fo:min-width="0.389cm"/>
    </style:style>
    <style:style style:name="gr6" style:family="graphic" style:parent-style-name="standard">
      <style:graphic-properties svg:stroke-color="#000000" draw:fill-color="#e0e810" draw:textarea-horizontal-align="justify" draw:textarea-vertical-align="middle" draw:auto-grow-height="false" fo:min-height="0.379cm" fo:min-width="1.20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59cm"/>
    </style:style>
    <style:style style:name="gr10" style:family="graphic" style:parent-style-name="standard">
      <style:graphic-properties draw:stroke="none" svg:stroke-color="#000000" draw:fill="none" draw:fill-color="#ffffff" fo:min-height="0.617cm"/>
    </style:style>
    <style:style style:name="gr11" style:family="graphic" style:parent-style-name="standard">
      <style:graphic-properties draw:stroke="none" svg:stroke-color="#000000" draw:fill="none" draw:fill-color="#ffffff" fo:min-height="0.636cm"/>
    </style:style>
    <style:style style:name="P1" style:family="paragraph">
      <loext:graphic-properties draw:fill-color="#fab4ad"/>
      <style:paragraph-properties fo:text-align="center"/>
    </style:style>
    <style:style style:name="P2" style:family="paragraph">
      <loext:graphic-properties draw:fill-color="#a32c2c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e4d7bc"/>
      <style:paragraph-properties fo:text-align="center"/>
    </style:style>
    <style:style style:name="P6" style:family="paragraph">
      <loext:graphic-properties draw:fill-color="#e0e81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0.762cm" svg:x="0.338cm" svg:y="1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3.386cm" svg:y="0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13cm" svg:height="0.889cm" svg:x="3.894cm" svg:y="2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13cm" svg:height="0.889cm" svg:x="6.969cm" svg:y="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9.636cm" svg:y="3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2.53cm" svg:y="0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13cm" svg:height="0.889cm" svg:x="14.689cm" svg:y="0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4.645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4.518cm" svg:y="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2.53cm" svg:y="2.9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889cm" svg:height="0.889cm" svg:x="12.557cm" svg:y="4.6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2.751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6.461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7.958cm" svg:y="2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.116cm" svg:y1="1.843cm" svg:x2="3.513cm" svg:y2="1.081cm">
          <text:p/>
        </draw:line>
        <draw:line draw:style-name="gr7" draw:text-style-name="P7" draw:layer="layout" svg:x1="2.37cm" svg:y1="2.478cm" svg:x2="4.021cm" svg:y2="2.859cm">
          <text:p/>
        </draw:line>
        <draw:line draw:style-name="gr7" draw:text-style-name="P7" draw:layer="layout" svg:x1="5.12cm" svg:y1="5.093cm" svg:x2="6.461cm" svg:y2="4.764cm">
          <text:p/>
        </draw:line>
        <draw:line draw:style-name="gr7" draw:text-style-name="P7" draw:layer="layout" svg:x1="8.747cm" svg:y1="4.51cm" svg:x2="9.636cm" svg:y2="4.002cm">
          <text:p/>
        </draw:line>
        <draw:line draw:style-name="gr7" draw:text-style-name="P7" draw:layer="layout" svg:x1="5.772cm" svg:y1="0.954cm" svg:x2="6.969cm" svg:y2="0.954cm">
          <text:p/>
        </draw:line>
        <draw:line draw:style-name="gr7" draw:text-style-name="P7" draw:layer="layout" svg:x1="6.307cm" svg:y1="3.113cm" svg:x2="7.958cm" svg:y2="2.986cm">
          <text:p/>
        </draw:line>
        <draw:line draw:style-name="gr7" draw:text-style-name="P7" draw:layer="layout" svg:x1="11.755cm" svg:y1="3.748cm" svg:x2="12.517cm" svg:y2="3.367cm">
          <text:p/>
        </draw:line>
        <draw:line draw:style-name="gr7" draw:text-style-name="P7" draw:layer="layout" svg:x1="13.446cm" svg:y1="3.367cm" svg:x2="14.899cm" svg:y2="4.539cm">
          <text:p/>
        </draw:line>
        <draw:line draw:style-name="gr7" draw:text-style-name="P7" draw:layer="layout" svg:x1="8.295cm" svg:y1="4.331cm" svg:x2="9.159cm" svg:y2="3.366cm">
          <text:p/>
        </draw:line>
        <draw:line draw:style-name="gr7" draw:text-style-name="P7" draw:layer="layout" svg:x1="13.446cm" svg:y1="5.018cm" svg:x2="14.518cm" svg:y2="4.92cm">
          <text:p/>
        </draw:line>
        <draw:line draw:style-name="gr7" draw:text-style-name="P7" draw:layer="layout" svg:x1="13.446cm" svg:y1="0.954cm" svg:x2="14.816cm" svg:y2="0.7cm">
          <text:p/>
        </draw:line>
        <draw:line draw:style-name="gr7" draw:text-style-name="P7" draw:layer="layout" svg:x1="9.382cm" svg:y1="0.954cm" svg:x2="12.557cm" svg:y2="0.954cm">
          <text:p/>
        </draw:line>
        <draw:line draw:style-name="gr7" draw:text-style-name="P7" draw:layer="layout" svg:x1="5.501cm" svg:y1="1.156cm" svg:x2="8.085cm" svg:y2="2.732cm">
          <text:p/>
        </draw:line>
        <draw:line draw:style-name="gr7" draw:text-style-name="P7" draw:layer="layout" svg:x1="10.371cm" svg:y1="2.859cm" svg:x2="14.645cm" svg:y2="2.38cm">
          <text:p/>
        </draw:line>
        <draw:line draw:style-name="gr7" draw:text-style-name="P7" draw:layer="layout" svg:x1="13.446cm" svg:y1="3.367cm" svg:x2="15.451cm" svg:y2="0.954cm">
          <text:p/>
        </draw:line>
        <draw:line draw:style-name="gr7" draw:text-style-name="P7" draw:layer="layout" svg:x1="1.608cm" svg:y1="2.606cm" svg:x2="3.413cm" svg:y2="4.764cm">
          <text:p/>
        </draw:line>
        <draw:line draw:style-name="gr7" draw:text-style-name="P7" draw:layer="layout" svg:x1="11.668cm" svg:y1="4.41cm" svg:x2="12.557cm" svg:y2="5.045cm">
          <text:p/>
        </draw:line>
        <draw:custom-shape draw:style-name="gr1" draw:text-style-name="P1" draw:layer="layout" svg:width="2.032cm" svg:height="0.762cm" svg:x="0.365cm" svg:y="6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3cm" svg:height="0.889cm" svg:x="0.238cm" svg:y="7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5.588cm" svg:y="5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1.773cm" svg:y="6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0.889cm" svg:x="5.588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1.01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553cm" svg:height="1.016cm" svg:x="2.678cm" svg:y="5.985cm">
          <draw:text-box>
            <text:p><text:span text:style-name="T1">SNP</text:span></text:p>
          </draw:text-box>
        </draw:frame>
        <draw:frame draw:style-name="gr9" draw:text-style-name="P8" draw:layer="layout" svg:width="2.977cm" svg:height="0.84cm" svg:x="2.678cm" svg:y="7.336cm">
          <draw:text-box>
            <text:p><text:span text:style-name="T1">SNP gene</text:span></text:p>
          </draw:text-box>
        </draw:frame>
        <draw:frame draw:style-name="gr9" draw:text-style-name="P8" draw:layer="layout" svg:width="2.515cm" svg:height="0.84cm" svg:x="8.001cm" svg:y="5.982cm">
          <draw:text-box>
            <text:p><text:span text:style-name="T1">TF gene</text:span></text:p>
          </draw:text-box>
        </draw:frame>
        <draw:frame draw:style-name="gr10" draw:text-style-name="P8" draw:layer="layout" svg:width="3.023cm" svg:height="0.867cm" svg:x="7.901cm" svg:y="7.328cm">
          <draw:text-box>
            <text:p><text:span text:style-name="T1">Path gene</text:span></text:p>
          </draw:text-box>
        </draw:frame>
        <draw:frame draw:style-name="gr8" draw:text-style-name="P8" draw:layer="layout" svg:width="2.794cm" svg:height="1.016cm" svg:x="13.297cm" svg:y="5.985cm">
          <draw:text-box>
            <text:p><text:span text:style-name="T1">CpG</text:span></text:p>
          </draw:text-box>
        </draw:frame>
        <draw:frame draw:style-name="gr11" draw:text-style-name="P8" draw:layer="layout" svg:width="3.099cm" svg:height="0.886cm" svg:x="13.299cm" svg:y="7.328cm">
          <draw:text-box>
            <text:p><text:span text:style-name="T1">CpG ge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4cm" fo:margin-bottom="0cm" fo:margin-left="0.167cm" fo:margin-right="0cm" fo:page-width="17.272cm" fo:page-height="8.5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1:35:59.393377619</meta:creation-date>
    <dc:date>2018-04-03T15:33:39.049422680</dc:date>
    <meta:editing-duration>PT4H8M16S</meta:editing-duration>
    <meta:editing-cycles>3</meta:editing-cycles>
    <meta:generator>LibreOffice/5.1.6.2$Linux_X86_64 LibreOffice_project/10m0$Build-2</meta:generator>
    <meta:document-statistic meta:object-count="43"/>
  </office:meta>
</office:document-meta>
</file>